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F000000F22BC1C517C107D0DA.png" manifest:media-type="image/png"/>
  <manifest:file-entry manifest:full-path="Pictures/1000020100000200000002002D62731FBFCE61D8.png" manifest:media-type="image/png"/>
  <manifest:file-entry manifest:full-path="Pictures/10000201000000EF000000F28A37AF376434AE78.png" manifest:media-type="image/png"/>
  <manifest:file-entry manifest:full-path="Pictures/100000000000010400000118F403312C74015F3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1.921cm" fo:min-width="17.72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">
      <style:graphic-properties draw:auto-grow-height="true" draw:auto-grow-width="false" fo:min-height="1.069cm" fo:min-width="0cm"/>
    </style:style>
    <style:style style:name="gr4" style:family="graphic" style:parent-style-name="text">
      <style:graphic-properties draw:auto-grow-height="true" draw:auto-grow-width="false" fo:min-height="0.713cm" fo:min-width="0cm"/>
    </style:style>
    <style:style style:name="gr5" style:family="graphic" style:parent-style-name="standard">
      <style:graphic-properties draw:stroke="dash" draw:stroke-dash="Fine_20_Dashed" svg:stroke-opacity="0%" draw:opacity="0%" draw:textarea-horizontal-align="justify" draw:textarea-vertical-align="middle" draw:auto-grow-height="false" fo:min-height="5.846cm" fo:min-width="7.628cm" draw:shadow-opacity="0%"/>
    </style:style>
    <style:style style:name="gr6" style:family="graphic" style:parent-style-name="standard">
      <style:graphic-properties draw:stroke="dash" draw:stroke-dash="Ultrafine_20_Dashed" svg:stroke-color="#729fcf" draw:auto-grow-height="false" fo:min-height="2.65cm" fo:min-width="2.654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99cm"/>
    </style:style>
    <style:style style:name="gr8" style:family="graphic" style:parent-style-name="standard">
      <style:graphic-properties draw:marker-start="" draw:marker-start-width="0.3cm" draw:marker-end="Arrow" draw:marker-end-width="0.3cm" draw:textarea-vertical-align="middle"/>
    </style:style>
    <style:style style:name="gr9" style:family="graphic" style:parent-style-name="text">
      <style:graphic-properties draw:auto-grow-height="true" draw:auto-grow-width="false" fo:min-height="0.842cm" fo:min-width="0cm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dash" draw:stroke-dash="Fine_20_Dashed" draw:textarea-horizontal-align="justify" draw:textarea-vertical-align="middle" draw:auto-grow-height="false" fo:min-height="11.942cm" fo:min-width="3.6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8cm"/>
    </style:style>
    <style:style style:name="gr13" style:family="graphic" style:parent-style-name="standard">
      <style:graphic-properties draw:stroke="none" svg:stroke-color="#000000" draw:fill="bitmap" draw:fill-color="#ffffff" draw:fill-image-name="Bitmap_20_1" draw:textarea-horizontal-align="left" draw:auto-grow-height="true" draw:auto-grow-width="true" fo:min-height="1.241cm" fo:min-width="1.532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49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text-properties fo:font-weight="bold"/>
    </style:style>
    <style:style style:name="P3" style:family="paragraph">
      <loext:graphic-properties draw:fill-color="#ffffff"/>
      <style:text-properties fo:font-weight="bold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style:text-properties fo:font-size="9pt" fo:font-weight="bold" style:font-size-asian="9pt" style:font-size-complex="9pt"/>
    </style:style>
    <style:style style:name="P6" style:family="paragraph">
      <loext:graphic-properties draw:opacity="0%"/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text-properties fo:color="#3465a4" fo:font-size="14pt" fo:font-weight="bold" style:font-size-asian="14pt" style:font-size-complex="14pt"/>
    </style:style>
    <style:style style:name="P8" style:family="paragraph">
      <loext:graphic-properties draw:fill="bitmap" draw:fill-color="#ffffff" draw:fill-image-name="Bitmap_20_1"/>
      <style:text-properties fo:color="#3465a4" fo:font-size="14pt" fo:font-weight="bold" style:font-size-asian="14pt" style:font-size-complex="14pt"/>
    </style:style>
    <style:style style:name="P9" style:family="paragraph">
      <loext:graphic-properties draw:fill-color="#ffffff"/>
    </style:style>
    <style:style style:name="T1" style:family="text">
      <style:text-properties fo:font-weight="bold"/>
    </style:style>
    <style:style style:name="T2" style:family="text">
      <style:text-properties fo:font-size="9pt" fo:font-weight="bold" style:font-size-asian="9pt" style:font-size-complex="9pt"/>
    </style:style>
    <style:style style:name="T3" style:family="text">
      <style:text-properties fo:color="#3465a4" fo:font-size="14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226cm" svg:height="12.171cm" draw:transform="skewX (-0.00488692190558413) rotate (-0.00488692190558406) translate (2.094cm 5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5.494cm" svg:x="1.524cm" svg:y="3.556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2" draw:text-style-name="P4" draw:layer="layout" svg:width="1.476cm" svg:height="1.494cm" svg:x="15.896cm" svg:y="8.586cm">
          <draw:image xlink:href="Pictures/10000201000000EF000000F28A37AF376434AE78.png" xlink:type="simple" xlink:show="embed" xlink:actuate="onLoad">
            <text:p/>
          </draw:image>
        </draw:frame>
        <draw:frame draw:style-name="gr2" draw:text-style-name="P4" draw:layer="layout" svg:width="1.664cm" svg:height="1.664cm" svg:x="3.732cm" svg:y="14.72cm">
          <draw:image xlink:href="Pictures/1000020100000200000002002D62731FBFCE61D8.png" xlink:type="simple" xlink:show="embed" xlink:actuate="onLoad">
            <text:p/>
          </draw:image>
        </draw:frame>
        <draw:frame draw:style-name="gr3" draw:text-style-name="P5" draw:layer="layout" svg:width="1.856cm" svg:height="1.319cm" svg:x="3.732cm" svg:y="13.657cm">
          <draw:text-box>
            <text:p><text:span text:style-name="T2">Face tracker</text:span></text:p>
          </draw:text-box>
        </draw:frame>
        <draw:frame draw:style-name="gr4" draw:text-style-name="P5" draw:layer="layout" svg:width="2.419cm" svg:height="0.963cm" svg:x="15.694cm" svg:y="7.44cm">
          <draw:text-box>
            <text:p><text:span text:style-name="T2">Mosquito</text:span></text:p>
            <text:p><text:span text:style-name="T2">(MQTT)</text:span></text:p>
          </draw:text-box>
        </draw:frame>
        <draw:custom-shape draw:style-name="gr5" draw:text-style-name="P6" draw:layer="layout" svg:width="8.128cm" svg:height="6.096cm" svg:x="2.348cm" svg:y="11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02cm" svg:height="3.048cm" draw:transform="rotate (-0.00139626340159562) translate (2.959cm 13.556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7" draw:text-style-name="P7" draw:layer="layout" svg:width="4.49cm" svg:height="1.199cm" svg:x="9.144cm" svg:y="6.35cm">
          <draw:text-box>
            <text:p><text:span text:style-name="T3">Docker compose</text:span></text:p>
          </draw:text-box>
        </draw:frame>
        <draw:custom-shape draw:style-name="gr6" draw:text-style-name="P2" draw:layer="layout" svg:width="3.302cm" svg:height="3.048cm" svg:x="14.986cm" svg:y="7.4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2" draw:layer="layout" svg:width="3.302cm" svg:height="3.048cm" svg:x="2.794cm" svg:y="7.4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4" draw:layer="layout" svg:width="1.476cm" svg:height="1.494cm" svg:x="3.758cm" svg:y="8.41cm">
          <draw:image xlink:href="Pictures/10000201000000EF000000F22BC1C517C107D0DA.png" xlink:type="simple" xlink:show="embed" xlink:actuate="onLoad">
            <text:p/>
          </draw:image>
        </draw:frame>
        <draw:frame draw:style-name="gr4" draw:text-style-name="P5" draw:layer="layout" svg:width="2.419cm" svg:height="0.963cm" svg:x="3.502cm" svg:y="7.593cm">
          <draw:text-box>
            <text:p><text:span text:style-name="T2">MongoDB</text:span></text:p>
          </draw:text-box>
        </draw:frame>
        <draw:line draw:style-name="gr8" draw:text-style-name="P1" draw:layer="layout" svg:x1="4.572cm" svg:y1="13.208cm" svg:x2="4.572cm" svg:y2="10.742cm">
          <text:p/>
        </draw:line>
        <draw:frame draw:style-name="gr9" draw:text-style-name="P5" draw:layer="layout" svg:width="2.263cm" svg:height="1.319cm" svg:x="9.86cm" svg:y="13.613cm">
          <draw:text-box>
            <text:p><text:span text:style-name="T2">Face tracker webservice</text:span></text:p>
          </draw:text-box>
        </draw:frame>
        <draw:custom-shape draw:style-name="gr6" draw:text-style-name="P2" draw:layer="layout" svg:width="3.302cm" svg:height="3.048cm" draw:transform="rotate (-0.00139626340159562) translate (9.31cm 13.539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4" draw:layer="layout" svg:width="1.664cm" svg:height="1.664cm" svg:x="10.183cm" svg:y="14.803cm">
          <draw:image xlink:href="Pictures/1000020100000200000002002D62731FBFCE61D8.png" xlink:type="simple" xlink:show="embed" xlink:actuate="onLoad">
            <text:p/>
          </draw:image>
        </draw:frame>
        <draw:line draw:style-name="gr10" draw:text-style-name="P1" draw:layer="layout" svg:x1="4.826cm" svg:y1="13.208cm" svg:x2="14.732cm" svg:y2="9.144cm">
          <text:p/>
        </draw:line>
        <draw:line draw:style-name="gr8" draw:text-style-name="P1" draw:layer="layout" svg:x1="10.922cm" svg:y1="13.462cm" svg:x2="6.35cm" svg:y2="10.414cm">
          <text:p/>
        </draw:line>
        <draw:custom-shape draw:style-name="gr11" draw:text-style-name="P1" draw:layer="layout" svg:width="4.117cm" svg:height="12.192cm" svg:x="21.791cm" svg:y="5.842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458cm" svg:height="0.806cm" svg:x="22.86cm" svg:y="6.35cm">
          <draw:text-box>
            <text:p><text:span text:style-name="T3">External</text:span></text:p>
          </draw:text-box>
        </draw:frame>
        <draw:frame draw:style-name="gr4" draw:text-style-name="P5" draw:layer="layout" svg:width="3.048cm" svg:height="0.963cm" svg:x="22.352cm" svg:y="7.691cm">
          <draw:text-box>
            <text:p><text:span text:style-name="T2">Person monitor</text:span></text:p>
          </draw:text-box>
        </draw:frame>
        <draw:frame draw:style-name="gr4" draw:text-style-name="P5" draw:layer="layout" svg:width="2.419cm" svg:height="0.963cm" svg:x="23.314cm" svg:y="15.893cm">
          <draw:text-box>
            <text:p><text:span text:style-name="T2">CURL</text:span></text:p>
          </draw:text-box>
        </draw:frame>
        <draw:frame draw:style-name="gr13" draw:text-style-name="P8" draw:layer="layout" svg:width="2.032cm" svg:height="1.491cm" svg:x="23.014cm" svg:y="16.51cm">
          <draw:text-box>
            <text:p/>
          </draw:text-box>
        </draw:frame>
        <draw:line draw:style-name="gr8" draw:text-style-name="P1" draw:layer="layout" svg:x1="22.86cm" svg:y1="17.018cm" svg:x2="12.7cm" svg:y2="16.592cm">
          <text:p/>
        </draw:line>
        <draw:line draw:style-name="gr8" draw:text-style-name="P1" draw:layer="layout" svg:x1="22.606cm" svg:y1="8.89cm" svg:x2="18.542cm" svg:y2="9.144cm">
          <text:p/>
        </draw:line>
        <draw:frame draw:style-name="gr14" draw:text-style-name="P4" draw:layer="layout" svg:width="1.664cm" svg:height="1.664cm" svg:x="22.86cm" svg:y="8.242cm">
          <draw:image xlink:href="Pictures/1000020100000200000002002D62731FBFCE61D8.png" xlink:type="simple" xlink:show="embed" xlink:actuate="onLoad">
            <text:p/>
          </draw:image>
        </draw:frame>
        <draw:line draw:style-name="gr8" draw:text-style-name="P1" draw:layer="layout" svg:x1="11.43cm" svg:y1="13.462cm" svg:x2="16.51cm" svg:y2="10.668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10400000118F403312C74015F3E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5:30:59.370733495</meta:creation-date>
    <meta:generator>LibreOffice/5.1.6.2$Linux_X86_64 LibreOffice_project/10m0$Build-2</meta:generator>
    <dc:date>2018-10-07T18:54:12.146169851</dc:date>
    <meta:editing-duration>PT58M</meta:editing-duration>
    <meta:editing-cycles>13</meta:editing-cycles>
    <meta:document-statistic meta:object-count="52"/>
  </office:meta>
</office:document-meta>
</file>